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8611 Timing Behavioure</text:p>
      <text:p text:style-name="P1"/>
      <text:p text:style-name="P2">October 27<text:span text:style-name="T1">th</text:span> 2006, Thomas Holm Hansen</text:p>
      <text:p text:style-name="P3"/>
      <text:p text:style-name="P3">For a given video system we have the total line length in samples <text:span text:style-name="T2">spl</text:span><text:span text:style-name="T3">, and total lines per frames </text:span><text:span text:style-name="T2">lpf</text:span><text:span text:style-name="T3">. The total frame length </text:span><text:span text:style-name="T2">Nframe</text:span><text:span text:style-name="T3"> in samples is then</text:span></text:p>
      <text:p text:style-name="P4"/>
      <text:p text:style-name="P4"><text:tab/><draw:frame draw:style-name="fr1" draw:name="Object2" text:anchor-type="as-char" svg:width="3.00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We have a frame displacement <text:span text:style-name="T2">Nd</text:span> <text:s/>in samples which must be in the interval</text:p>
      <text:p text:style-name="P3"/>
      <text:p text:style-name="P3"><text:tab/><draw:frame draw:style-name="fr1" draw:name="Object1" text:anchor-type="as-char" svg:width="5.396cm" svg:height="1.0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At the user interface, the frame displacement is represented in lines <text:span text:style-name="T2">Nl</text:span> and time <text:span text:style-name="T2">td</text:span><text:span text:style-name="T3">. We have</text:span></text:p>
      <text:p text:style-name="P4"/>
      <text:p text:style-name="P4"><text:tab/><draw:frame draw:style-name="fr1" draw:name="Object3" text:anchor-type="as-char" svg:width="3.193cm" svg:height="1.09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and</text:p>
      <text:p text:style-name="P4"><text:tab/><draw:frame draw:style-name="fr1" draw:name="Object6" text:anchor-type="as-char" svg:width="1.96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where <text:span text:style-name="T2">Ts</text:span> is the sample time which is 1/148.5e6 sec or 1.001/ 148.5e6 dependent on the system. <text:span text:style-name="T2">Ns</text:span> is the displacement on a line in samples given by</text:p>
      <text:p text:style-name="P4"/>
      <text:p text:style-name="P4"><text:tab/><draw:frame draw:style-name="fr1" draw:name="Object4" text:anchor-type="as-char" svg:width="3.09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The timing delay count <text:span text:style-name="T2">Nt,</text:span> send to the FPGA is given by</text:p>
      <text:p text:style-name="P4"/>
      <text:p text:style-name="P4"><text:tab/><draw:frame draw:style-name="fr1" draw:name="Object5" text:anchor-type="as-char" svg:width="7.401cm" svg:height="0.51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Where <text:span text:style-name="T2">Nadjust</text:span> is a constant offset that compensates for delay in the video processing.</text:p>
      <text:p text:style-name="P4"/>
      <text:p text:style-name="P4"/>
      <text:p text:style-name="P5">System Change</text:p>
      <text:p text:style-name="P5"/>
      <text:p text:style-name="P4">When changing video system the parameters derived from the frame displacement must be recalculated as described in the following. The new frame displacement <text:span text:style-name="T2">Nd,new</text:span> is given by</text:p>
      <text:p text:style-name="P4"/>
      <text:p text:style-name="P4"><text:tab/><draw:frame draw:style-name="fr1" draw:name="Object7" text:anchor-type="as-char" svg:width="13.206cm" svg:height="1.80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where <text:span text:style-name="T2">Nd,old</text:span> is the frame displacement before system change and <text:span text:style-name="T2">Nframe,new</text:span> is calculated using the new system parameters. <text:span text:style-name="T2">Nl</text:span> anf <text:span text:style-name="T2">td</text:span> must also be recalculated as above using the new system parameter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homas Holm Hansen</meta:initial-creator>
    <meta:creation-date>2006-10-27T08:00:53</meta:creation-date>
    <dc:creator>Thomas Holm Hansen</dc:creator>
    <dc:date>2006-10-27T11:38:54</dc:date>
    <dc:language>da-DK</dc:language>
    <meta:editing-cycles>6</meta:editing-cycles>
    <meta:editing-duration>PT3H38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7" meta:page-count="1" meta:paragraph-count="19" meta:word-count="189" meta:character-count="106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Nd</math:mi>
      <math:mo math:stretchy="false">∈</math:mo>
      <math:mfenced math:open="[" math:close="]">
        <math:mrow>
          <math:mfrac>
            <math:mrow>
              <math:mo math:stretchy="false">−</math:mo>
              <math:mi math:fontstyle="italic">Nframe</math:mi>
            </math:mrow>
            <math:mn>2</math:mn>
          </math:mfrac>
          <math:mi>;</math:mi>
          <math:mrow>
            <math:mfrac>
              <math:mi math:fontstyle="italic">Nframe</math:mi>
              <math:mn>2</math:mn>
            </math:mfrac>
            <math:mo math:stretchy="false">−</math:mo>
            <math:mn>1</math:mn>
          </math:mrow>
        </math:mrow>
      </math:mfenced>
    </math:mrow>
    <math:annotation math:encoding="StarMath 5.0">Nd in left [-Nframe over 2;Nframe over 2 -1 right ] 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Nframe</math:mi>
      <math:mo math:stretchy="false">=</math:mo>
      <math:mrow>
        <math:mi math:fontstyle="italic">spl</math:mi>
        <math:mo math:stretchy="false">⋅</math:mo>
        <math:mi math:fontstyle="italic">lpf</math:mi>
      </math:mrow>
    </math:mrow>
    <math:annotation math:encoding="StarMath 5.0">Nframe = spl cdot lpf
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Nl</math:mi>
        <math:mo math:stretchy="false">=</math:mo>
        <math:mi math:fontstyle="italic">round</math:mi>
      </math:mrow>
      <math:mfenced math:open="" math:close="">
        <math:mfrac>
          <math:mi math:fontstyle="italic">Nd</math:mi>
          <math:mi math:fontstyle="italic">spl</math:mi>
        </math:mfrac>
      </math:mfenced>
    </math:mrow>
    <math:annotation math:encoding="StarMath 5.0">Nl = round left ( Nd over spl right 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Ns</math:mi>
      <math:mo math:stretchy="false">=</math:mo>
      <math:mrow>
        <math:mi math:fontstyle="italic">Nd</math:mi>
        <math:mo math:stretchy="false">−</math:mo>
        <math:mrow>
          <math:mi math:fontstyle="italic">Nl</math:mi>
          <math:mo math:stretchy="false">⋅</math:mo>
          <math:mi math:fontstyle="italic">spl</math:mi>
        </math:mrow>
      </math:mrow>
    </math:mrow>
    <math:annotation math:encoding="StarMath 5.0">Ns = Nd - Nl cdot spl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Nt</math:mi>
      <math:mo math:stretchy="false">=</math:mo>
      <math:mrow>
        <math:mrow>
          <math:mfenced math:open="" math:close="">
            <math:mrow>
              <math:mi math:fontstyle="italic">Nd</math:mi>
              <math:mi math:fontstyle="italic">mod</math:mi>
              <math:mi math:fontstyle="italic">Nframe</math:mi>
            </math:mrow>
          </math:mfenced>
          <math:mo math:stretchy="false"></math:mo>
          <math:mi math:fontstyle="italic">Nframe</math:mi>
        </math:mrow>
        <math:mo math:stretchy="false">−</math:mo>
        <math:mi math:fontstyle="italic">Nadjust</math:mi>
      </math:mrow>
    </math:mrow>
    <math:annotation math:encoding="StarMath 5.0">Nt = left ( Nd mod Nframe right ) + Nframe - Nadjust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td</math:mi>
      <math:mo math:stretchy="false">=</math:mo>
      <math:mrow>
        <math:mi math:fontstyle="italic">Ts</math:mi>
        <math:mo math:stretchy="false">⋅</math:mo>
        <math:mi math:fontstyle="italic">Ns</math:mi>
      </math:mrow>
    </math:mrow>
    <math:annotation math:encoding="StarMath 5.0">td = Ts cdot N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Nd</math:mi>
      <math:mi>,</math:mi>
      <math:mi math:fontstyle="italic">new</math:mi>
      <math:mrow>
        <math:mi/>
        <math:mo math:stretchy="false">=</math:mo>
        <math:mfenced math:open="{" math:close="}">
          <math:mrow>
            <math:mi/>
            <math:mtable>
              <math:mtr>
                <math:mtd>
                  <math:mrow>
                    <math:mrow>
                      <math:mi math:fontstyle="italic">Nd</math:mi>
                      <math:mi>,</math:mi>
                      <math:mi math:fontstyle="italic">old</math:mi>
                    </math:mrow>
                  </math:mrow>
                </math:mtd>
                <math:mtd>
                  <math:mrow>
                    <math:mrow>
                      <math:mi math:fontstyle="italic">for</math:mi>
                      <math:mi math:fontstyle="italic">Nd</math:mi>
                      <math:mi>,</math:mi>
                      <math:mrow>
                        <math:mi math:fontstyle="italic">old</math:mi>
                        <math:mo math:stretchy="false">∈</math:mo>
                        <math:mfenced math:open="[" math:close="]">
                          <math:mrow>
                            <math:mfrac>
                              <math:mrow>
                                <math:mrow>
                                  <math:mo math:stretchy="false">−</math:mo>
                                  <math:mi math:fontstyle="italic">Nframe</math:mi>
                                </math:mrow>
                                <math:mi>,</math:mi>
                                <math:mi math:fontstyle="italic">new</math:mi>
                              </math:mrow>
                              <math:mn>2</math:mn>
                            </math:mfrac>
                            <math:mi>;</math:mi>
                            <math:mrow>
                              <math:mfrac>
                                <math:mrow>
                                  <math:mi math:fontstyle="italic">Nframe</math:mi>
                                  <math:mi>,</math:mi>
                                  <math:mi math:fontstyle="italic">new</math:mi>
                                </math:mrow>
                                <math:mn>2</math:mn>
                              </math:mfrac>
                              <math:mo math:stretchy="false">−</math:mo>
                              <math:mn>1</math:mn>
                            </math:mrow>
                          </math:mrow>
                        </math:mfenced>
                      </math:mrow>
                    </math:mrow>
                  </math:mrow>
                </math:mtd>
              </math:mtr>
              <math:mtr>
                <math:mtd>
                  <math:mrow>
                    <math:mn>0</math:mn>
                  </math:mrow>
                </math:mtd>
                <math:mtd>
                  <math:mrow>
                    <math:mi math:fontstyle="italic">else</math:mi>
                  </math:mrow>
                </math:mtd>
              </math:mtr>
            </math:mtable>
          </math:mrow>
        </math:mfenced>
      </math:mrow>
    </math:mrow>
    <math:annotation math:encoding="StarMath 5.0">Nd,new ~ = left lbrace ~ matrix{alignl Nd,old # alignl for Nd,old in left [ {-Nframe,new} over 2;{Nframe,new} over 2 -1 right ] ## alignl 0 # alignl else} right rbrace </math:annotation>
  </math:semantics>
</math:math>
</file>